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" svg:font-family="Lucidasans"/>
    <style:font-face style:name="Tahoma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1" svg:font-family="Tahoma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P1" style:family="paragraph" style:parent-style-name="Standard" style:master-page-name="Standard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" svg:font-family="Lucidasans"/>
    <style:font-face style:name="Tahoma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1" svg:font-family="Tahoma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Bitstream Vera Sans" svg:font-family="'Bitstream Vera Sans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1" style:font-size-asian="10.5pt" style:language-asian="zxx" style:country-asian="none" style:font-name-complex="DejaVu Sans Condensed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Podpis" style:family="paragraph" style:parent-style-name="Standard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title</dc:title>
    <dc:description>comments</dc:description>
    <dc:subject>subject</dc:subject>
    <meta:initial-creator>user_0</meta:initial-creator>
    <meta:creation-date>2006-05-09T19:30:30</meta:creation-date>
    <dc:date>2008-02-08T14:54:45</dc:date>
    <meta:print-date>2113-01-01T00:00:00</meta:print-date>
    <meta:keyword>keywords</meta:keyword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